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7f32" officeooo:paragraph-rsid="000f7f32"/>
    </style:style>
    <style:style style:name="P2" style:family="paragraph" style:parent-style-name="Standard">
      <style:text-properties officeooo:rsid="000f7f32" officeooo:paragraph-rsid="000f7f32"/>
    </style:style>
    <style:style style:name="T1" style:family="text">
      <style:text-properties officeooo:rsid="000f97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glas para prevenir interbloqueos:</text:p>
      <text:p text:style-name="P1">- 1: si una transacción necesita conseguir muchos bloqueos, es recomendable insertar los bloqueos después de comenzar la transacción. Todos los bloqueos necesarios al principio (lock table and select for update).</text:p>
      <text:p text:style-name="P1">- <text:span text:style-name="T1">2: obtener siempre los bloqueos en el mismo orden (orden alfanumérico).</text:span></text:p>
      <text:p text:style-name="P1">- <text:span text:style-name="T1">3: adquirir siempre el modo de bloqueo más débil que permita funcionar correctamente a mi transacció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17:56:29.809156116</meta:creation-date>
    <dc:date>2017-03-15T18:07:53.778655771</dc:date>
    <meta:editing-duration>PT10M3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64" meta:character-count="424" meta:non-whitespace-character-count="364"/>
  </office:meta>
</office:document-meta>
</file>